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1345E000052220000741E429B2607946AA24B.svg" manifest:media-type="image/svg+xml"/>
  <manifest:file-entry manifest:full-path="Pictures/1000020100000253000003499709A9786C40227C.png" manifest:media-type="image/png"/>
  <manifest:file-entry manifest:full-path="Pictures/1003F0E6000052220000741E8E4AC701C37B3A0F.svg" manifest:media-type="image/svg+xml"/>
  <manifest:file-entry manifest:full-path="Pictures/100002010000025300000349BE0A9191AB0CABA1.png" manifest:media-type="image/png"/>
  <manifest:file-entry manifest:full-path="Pictures/1000020100000253000003496BC47E9031AB7C3F.png" manifest:media-type="image/png"/>
  <manifest:file-entry manifest:full-path="Pictures/1004661E000052220000741E832CA881C296B901.svg" manifest:media-type="image/svg+xml"/>
  <manifest:file-entry manifest:full-path="Pictures/100002010000025300000349DFED7B92F2C25B45.png" manifest:media-type="image/png"/>
  <manifest:file-entry manifest:full-path="Pictures/100339BF000052220000741ED2939C7A095C7FF4.svg" manifest:media-type="image/svg+xml"/>
  <manifest:file-entry manifest:full-path="Pictures/1000020100000253000003491530042DCBCE5EA9.png" manifest:media-type="image/png"/>
  <manifest:file-entry manifest:full-path="Pictures/10020462000052220000741E74DB9DBDBEE17CBD.svg" manifest:media-type="image/svg+xml"/>
  <manifest:file-entry manifest:full-path="Pictures/100002010000025300000349AD7A2A9B68141478.png" manifest:media-type="image/png"/>
  <manifest:file-entry manifest:full-path="Pictures/10024E2D000052220000741E0C76C6E4F114D0FE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21.001cm" svg:height="29.692cm" draw:z-index="0"><draw:image xlink:href="Pictures/1004661E000052220000741E832CA881C296B901.svg" xlink:type="simple" xlink:show="embed" xlink:actuate="onLoad"/><draw:image xlink:href="Pictures/1000020100000253000003496BC47E9031AB7C3F.png" xlink:type="simple" xlink:show="embed" xlink:actuate="onLoad"/></draw:frame></text:p>
      <text:p text:style-name="Standard"><draw:frame draw:style-name="fr1" draw:name="Image2" text:anchor-type="paragraph" svg:width="21.001cm" svg:height="29.692cm" draw:z-index="1"><draw:image xlink:href="Pictures/1003F0E6000052220000741E8E4AC701C37B3A0F.svg" xlink:type="simple" xlink:show="embed" xlink:actuate="onLoad"/><draw:image xlink:href="Pictures/1000020100000253000003499709A9786C40227C.png" xlink:type="simple" xlink:show="embed" xlink:actuate="onLoad"/></draw:frame><text:soft-page-break/></text:p>
      <text:p text:style-name="Standard"><draw:frame draw:style-name="fr1" draw:name="Image3" text:anchor-type="paragraph" svg:width="21.001cm" svg:height="29.692cm" draw:z-index="2"><draw:image xlink:href="Pictures/100339BF000052220000741ED2939C7A095C7FF4.svg" xlink:type="simple" xlink:show="embed" xlink:actuate="onLoad"/><draw:image xlink:href="Pictures/1000020100000253000003491530042DCBCE5EA9.png" xlink:type="simple" xlink:show="embed" xlink:actuate="onLoad"/></draw:frame><text:soft-page-break/></text:p>
      <text:p text:style-name="Standard"><draw:frame draw:style-name="fr1" draw:name="Image4" text:anchor-type="paragraph" svg:width="21.001cm" svg:height="29.692cm" draw:z-index="3"><draw:image xlink:href="Pictures/10020462000052220000741E74DB9DBDBEE17CBD.svg" xlink:type="simple" xlink:show="embed" xlink:actuate="onLoad"/><draw:image xlink:href="Pictures/100002010000025300000349DFED7B92F2C25B45.png" xlink:type="simple" xlink:show="embed" xlink:actuate="onLoad"/></draw:frame><text:soft-page-break/></text:p>
      <text:p text:style-name="Standard"><draw:frame draw:style-name="fr1" draw:name="Image5" text:anchor-type="paragraph" svg:width="21.001cm" svg:height="29.692cm" draw:z-index="4"><draw:image xlink:href="Pictures/10024E2D000052220000741E0C76C6E4F114D0FE.svg" xlink:type="simple" xlink:show="embed" xlink:actuate="onLoad"/><draw:image xlink:href="Pictures/100002010000025300000349AD7A2A9B68141478.png" xlink:type="simple" xlink:show="embed" xlink:actuate="onLoad"/></draw:frame><text:soft-page-break/></text:p>
      <text:p text:style-name="Standard"><draw:frame draw:style-name="fr1" draw:name="Image6" text:anchor-type="paragraph" svg:width="21.001cm" svg:height="29.692cm" draw:z-index="5"><draw:image xlink:href="Pictures/1001345E000052220000741E429B2607946AA24B.svg" xlink:type="simple" xlink:show="embed" xlink:actuate="onLoad"/><draw:image xlink:href="Pictures/100002010000025300000349BE0A9191AB0CABA1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14:26:10.230420330</meta:creation-date>
    <dc:date>2017-12-17T19:23:32.106207652</dc:date>
    <meta:editing-duration>PT4M57S</meta:editing-duration>
    <meta:editing-cycles>3</meta:editing-cycles>
    <meta:generator>LibreOffice/5.3.1.2$Linux_X86_64 LibreOffice_project/30m0$Build-2</meta:generator>
    <meta:document-statistic meta:table-count="0" meta:image-count="6" meta:object-count="0" meta:page-count="6" meta:paragraph-count="0" meta:word-count="0" meta:character-count="0" meta:non-whitespace-character-count="0"/>
  </office:meta>
</office:document-meta>
</file>